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parent-style-name="Policepardéfaut" style:family="text">
      <style:text-properties style:font-name="Wingdings" style:font-name-asian="Wingdings" style:font-name-complex="Wingdings"/>
    </style:style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T8" style:parent-style-name="Policepardéfaut" style:family="text">
      <style:text-properties fo:font-style="italic" style:font-style-asian="italic" style:font-style-complex="italic"/>
    </style:style>
    <style:style style:name="T9" style:parent-style-name="Policepardéfaut" style:family="text">
      <style:text-properties fo:font-style="italic" style:font-style-asian="italic" style:font-style-complex="italic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T12" style:parent-style-name="Policepardéfaut" style:family="text">
      <style:text-properties fo:font-style="italic" style:font-style-asian="italic" style:font-style-complex="italic"/>
    </style:style>
    <style:style style:name="T13" style:parent-style-name="Policepardéfaut" style:family="text">
      <style:text-properties style:font-name="Wingdings" style:font-name-asian="Wingdings" style:font-name-complex="Wingdings"/>
    </style:style>
    <style:style style:name="T14" style:parent-style-name="Policepardéfaut" style:family="text">
      <style:text-properties style:font-name="Wingdings" style:font-name-asian="Wingdings" style:font-name-complex="Wingdings"/>
    </style:style>
    <style:style style:name="T15" style:parent-style-name="Policepardéfaut" style:family="text">
      <style:text-properties style:font-name="Wingdings" style:font-name-asian="Wingdings" style:font-name-complex="Wingdings"/>
    </style:style>
    <style:style style:name="T16" style:parent-style-name="Policepardéfaut" style:family="text">
      <style:text-properties style:font-name="Wingdings" style:font-name-asian="Wingdings" style:font-name-complex="Wingdings"/>
    </style:style>
    <style:style style:name="T17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<text:span text:style-name="T2">Transformation d’images : Deep Fakes, une arme de désinformation massive et outil de diffamation ?</text:span></text:p>
      <text:p text:style-name="Normal"/>
      <text:p text:style-name="Normal"/>
      <text:p text:style-name="Normal">Deep fake vient de la contraction de deep learning (IA)<text:s/><text:span text:style-name="T3"></text:span><text:s/>apprentissage (IA) un peu caché <text:s text:c="2"/>et de fake -&gt; faux en anglais<text:s/></text:p>
      <text:p text:style-name="Normal"/>
      <text:p text:style-name="Normal">Un deep<text:s/>Fake est généré par une IA<text:s/><text:span text:style-name="T4"></text:span><text:s/>ingénieur Ian Goodfellow l’a inventé en 2014<text:s/></text:p>
      <text:list text:style-name="LFO1" text:continue-numbering="true">
        <text:list-item>
          <text:p text:style-name="P5">Les IA les + efficace en<text:s/>Deep<text:s/>fake Repose sur le principe GAN (Generative Adverarial Networks) un algo tente de produire des fausses images et un autre algo tente de détecter ce qui ne va pas<text:s/></text:p>
        </text:list-item>
        <text:list-item>
          <text:p text:style-name="P6">IA repose sur des systèmes de neurones qui va détecter les traits et<text:s/>les mimiques<text:s/>d’un visage puis appliqué les paroles que l’on veut au visage, le deuxième algo va faire la même chose et vérifier la qualité du faux.<text:s/></text:p>
        </text:list-item>
        <text:list-item>
          <text:p text:style-name="P7">+ la banque de donnée est importante + le deep fake va être efficace<text:s/></text:p>
        </text:list-item>
      </text:list>
      <text:p text:style-name="Normal"/>
      <text:p text:style-name="Normal">Il existe 3<text:s/>types<text:s/>de<text:s/>Deep<text:s/>fake :<text:s/><text:span text:style-name="T8">« face swap »</text:span><text:s/>prendre le visage d’une personne X et le corps d’une personne Y<text:s/></text:p>
      <text:p text:style-name="Normal">« <text:span text:style-name="T9">Face</text:span><text:span text:style-name="T10"><text:s/>to face</text:span> » <text:span text:style-name="T11"></text:span><text:s/>prendre le visage d’une personne X et mettre la<text:s/>bouche<text:s/>d’un imitateur pour faire dire ce qu’on veut<text:s/></text:p>
      <text:p text:style-name="Normal">« <text:span text:style-name="T12">lip sync</text:span> »<text:s/><text:span text:style-name="T13"></text:span><text:s/>synchronisation des lèvres<text:s/><text:span text:style-name="T14"></text:span><text:s/>l’IA modifie donc les mouvement de lèvre de la personne et fait dire ce que l’on veut</text:p>
      <text:p text:style-name="Normal"/>
      <text:p text:style-name="Normal"/>
      <text:p text:style-name="Normal">Désinformation : En 2019<text:s/><text:span text:style-name="T15"></text:span><text:s/>Deep fake du président Obama insultant son rival a la présidentielle Trump avait été partagé sur les réseaux sociaux.</text:p>
      <text:p text:style-name="Normal">[Transition] d’un point de vu plus privée</text:p>
      <text:p text:style-name="Normal"/>
      <text:p text:style-name="Normal">Diffamation<text:s/><text:span text:style-name="T16"></text:span><text:s/>Ia accessible par tout le monde en ligne<text:s/><text:span text:style-name="T17"></text:span><text:s/>« Revenge Porn » ou propagation de rumeur.<text:s/></text:p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udet14@icloud.com</meta:initial-creator>
    <dc:creator>jenoudet14@icloud.com</dc:creator>
    <meta:creation-date>2023-12-10T11:11:00Z</meta:creation-date>
    <dc:date>2023-12-10T14:39:00Z</dc:date>
    <meta:template xlink:href="Normal" xlink:type="simple"/>
    <meta:editing-cycles>3</meta:editing-cycles>
    <meta:editing-duration>PT420S</meta:editing-duration>
    <meta:document-statistic meta:page-count="1" meta:paragraph-count="2" meta:word-count="222" meta:character-count="1444" meta:row-count="10" meta:non-whitespace-character-count="1224"/>
  </office:meta>
</office:document-meta>
</file>